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0.8228in"/>
    </style:style>
    <style:style style:name="co3" style:family="table-column">
      <style:table-column-properties fo:break-before="auto" style:column-width="0.8543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2.1772in"/>
    </style:style>
    <style:style style:name="co7" style:family="table-column">
      <style:table-column-properties fo:break-before="auto" style:column-width="1.0311in"/>
    </style:style>
    <style:style style:name="co8" style:family="table-column">
      <style:table-column-properties fo:break-before="auto" style:column-width="1.645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6"/>
          <table:table-cell>
            <draw:frame draw:z-index="0" draw:name="Chart 1" draw:style-name="gr1" svg:width="4.9516in" svg:height="2.5693in" svg:x="0.3264in" svg:y="0in">
              <draw:object draw:notify-on-update-of-ranges="impacto_concurrencia.A4:impacto_concurrencia.A6 impacto_concurrencia.B3:impacto_concurrencia.B3 impacto_concurrencia.B4:impacto_concurrencia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acto concurrenc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638" calcext:value-type="float">
            <text:p>7.638</text:p>
          </table:table-cell>
          <table:table-cell office:value-type="float" office:value="7.59" calcext:value-type="float">
            <text:p>7.59</text:p>
          </table:table-cell>
          <table:table-cell office:value-type="float" office:value="7.71" calcext:value-type="float">
            <text:p>7.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(NTHREADS/2) +1 </text:p>
          </table:table-cell>
          <table:table-cell office:value-type="float" office:value="8.84" calcext:value-type="float">
            <text:p>8.84</text:p>
          </table:table-cell>
          <table:table-cell office:value-type="float" office:value="7.84" calcext:value-type="float">
            <text:p>7.84</text:p>
          </table:table-cell>
          <table:table-cell office:value-type="float" office:value="10.34" calcext:value-type="float">
            <text:p>10.34</text:p>
          </table:table-cell>
          <table:table-cell table:formula="of:=([.B8]/2)+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THREADS+2</text:p>
          </table:table-cell>
          <table:table-cell office:value-type="float" office:value="15.103" calcext:value-type="float">
            <text:p>15.103</text:p>
          </table:table-cell>
          <table:table-cell office:value-type="float" office:value="14.57" calcext:value-type="float">
            <text:p>14.57</text:p>
          </table:table-cell>
          <table:table-cell office:value-type="float" office:value="15.83" calcext:value-type="float">
            <text:p>15.8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NTHREADS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afinidad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4"/>
          <table:table-cell>
            <draw:frame draw:z-index="0" draw:name="Chart 1" draw:style-name="gr1" svg:width="5in" svg:height="3in" svg:x="0.0555in" svg:y="0.0417in">
              <draw:object draw:notify-on-update-of-ranges="impacto_afinidad.A3:impacto_afinidad.A5 impacto_afinidad.B2:impacto_afinidad.B2 impacto_afinidad.B3:impacto_afinidad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63" calcext:value-type="float">
            <text:p>7.6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sin compartir)</text:p>
          </table:table-cell>
          <table:table-cell office:value-type="float" office:value="7.63" calcext:value-type="float">
            <text:p>7.6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compartiendo)</text:p>
          </table:table-cell>
          <table:table-cell office:value-type="float" office:value="14.52" calcext:value-type="float">
            <text:p>14.52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cion_grupos" table:style-name="ta1">
        <table:table-column table:style-name="co6" table:default-cell-style-name="ce1"/>
        <table:table-column table:style-name="co4" table:number-columns-repeated="1023" table:default-cell-style-name="ce1"/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2"/>
          <table:table-cell>
            <draw:frame draw:z-index="0" draw:name="Chart 1" draw:style-name="gr1" svg:width="5in" svg:height="3in" svg:x="0in" svg:y="0in">
              <draw:object draw:notify-on-update-of-ranges="deteccion_grupos.A3:deteccion_grupos.A6 deteccion_grupos.B2:deteccion_grupos.B2 deteccion_grupos.B3:deteccion_grupos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63" calcext:value-type="float">
            <text:p>7.6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into usuario y distinto terminal</text:p>
          </table:table-cell>
          <table:table-cell office:value-type="float" office:value="15.45" calcext:value-type="float">
            <text:p>15.4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smo usuario y distinto terminal</text:p>
          </table:table-cell>
          <table:table-cell office:value-type="float" office:value="15.45" calcext:value-type="float">
            <text:p>15.4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into usuario mismo terminal</text:p>
          </table:table-cell>
          <table:table-cell office:value-type="float" office:value="15.9" calcext:value-type="float">
            <text:p>15.9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prioridad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 FIB</text:p>
          </table:table-cell>
          <table:table-cell office:value-type="string" calcext:value-type="string">
            <text:p>tiempo medio BAJA_PRIO_FIB</text:p>
          </table:table-cell>
          <table:table-cell>
            <draw:frame draw:z-index="0" draw:name="Chart 1" draw:style-name="gr1" svg:width="5in" svg:height="3in" svg:x="0.8614in" svg:y="0.1181in">
              <draw:object draw:notify-on-update-of-ranges="impacto_prioridad.A3:impacto_prioridad.A5 impacto_prioridad.B2:impacto_prioridad.B2 impacto_prioridad.B3:impacto_prioridad.B5 impacto_prioridad.C2:impacto_prioridad.C2 impacto_prioridad.C3:impacto_prioridad.C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y 1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SungtiL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meta:initial-creator>Microsoft Office User</meta:initial-creator>
    <meta:creation-date>2019-02-20T15:47:33Z</meta:creation-date>
    <dc:date>2022-11-14T11:39:31.801074424</dc:date>
    <meta:editing-duration>PT48M53S</meta:editing-duration>
    <meta:editing-cycles>4</meta:editing-cycles>
    <meta:document-statistic meta:table-count="4" meta:cell-count="5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7cm" svg:height="6.526cm" xlink:href=".." xlink:type="simple" chart:class="chart:bar" chart:style-name="ch1">
        <chart:title svg:x="4.003cm" svg:y="0.266cm" chart:style-name="ch2">
          <text:p>impacto concurrencia</text:p>
        </chart:title>
        <chart:plot-area chart:style-name="ch3" table:cell-range-address="impacto_concurrencia.A3:impacto_concurrencia.B6" chart:data-source-has-labels="both" svg:x="1.258cm" svg:y="1.195cm" svg:width="11.068cm" svg:height="5.201cm">
          <chart:coordinate-region svg:x="1.641cm" svg:y="1.355cm" svg:width="10.649cm" svg:height="4.473cm"/>
          <chart:axis chart:dimension="x" chart:name="primary-x" chart:style-name="ch4" chartooo:axis-type="text">
            <chart:categories table:cell-range-address="impacto_concurrencia.A4:impacto_concurrencia.A6"/>
          </chart:axis>
          <chart:axis chart:dimension="y" chart:name="primary-y" chart:style-name="ch5">
            <chart:title svg:x="0.451cm" svg:y="4.825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4:impacto_concurrencia.B6" chart:label-cell-address="impacto_concurrencia.B3:impacto_concurrencia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concurrencia.B3:impacto_concurrencia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concurrencia.A4:impacto_concurrencia.A6</svg:desc>
                </draw:g>
              </table:table-cell>
              <table:table-cell office:value-type="float" office:value="7.638">
                <text:p>7.638</text:p>
                <draw:g>
                  <svg:desc>impacto_concurrencia.B4:impacto_concurrencia.B6</svg:desc>
                </draw:g>
              </table:table-cell>
            </table:table-row>
            <table:table-row>
              <table:table-cell office:value-type="string">
                <text:p>(NTHREADS/2) +1 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NTHREADS+2</text:p>
              </table:table-cell>
              <table:table-cell office:value-type="float" office:value="15.103">
                <text:p>15.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567cm" svg:y="0.288cm" chart:style-name="ch2">
          <text:p>impacto afinidad</text:p>
        </chart:title>
        <chart:plot-area chart:style-name="ch3" table:cell-range-address="impacto_afinidad.A2:impacto_afinidad.B5" chart:data-source-has-labels="both" svg:x="1.261cm" svg:y="1.239cm" svg:width="11.185cm" svg:height="6.229cm">
          <chart:coordinate-region svg:x="1.68cm" svg:y="1.399cm" svg:width="10.766cm" svg:height="5.501cm"/>
          <chart:axis chart:dimension="x" chart:name="primary-x" chart:style-name="ch4" chartooo:axis-type="text">
            <chart:categories table:cell-range-address="impacto_afinidad.A3:impacto_afinidad.A5"/>
          </chart:axis>
          <chart:axis chart:dimension="y" chart:name="primary-y" chart:style-name="ch5">
            <chart:title svg:x="0.451cm" svg:y="5.38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afinidad.B3:impacto_afinidad.B5" chart:label-cell-address="impacto_afinidad.B2:impacto_afinidad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afinidad.B2:impacto_afinida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afinidad.A3:impacto_afinidad.A5</svg:desc>
                </draw:g>
              </table:table-cell>
              <table:table-cell office:value-type="float" office:value="7.63">
                <text:p>7.63</text:p>
                <draw:g>
                  <svg:desc>impacto_afinidad.B3:impacto_afinidad.B5</svg:desc>
                </draw:g>
              </table:table-cell>
            </table:table-row>
            <table:table-row>
              <table:table-cell office:value-type="string">
                <text:p>1+1 (sin compartir)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1+1 (compartiendo)</text:p>
              </table:table-cell>
              <table:table-cell office:value-type="float" office:value="14.52">
                <text:p>14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528cm" svg:y="0.288cm" chart:style-name="ch2">
          <text:p>detección grupos</text:p>
        </chart:title>
        <chart:plot-area chart:style-name="ch3" table:cell-range-address="deteccion_grupos.A2:deteccion_grupos.B6" chart:data-source-has-labels="both" svg:x="1.261cm" svg:y="1.239cm" svg:width="11.185cm" svg:height="6.229cm">
          <chart:coordinate-region svg:x="1.591cm" svg:y="1.399cm" svg:width="9.995cm" svg:height="5.182cm"/>
          <chart:axis chart:dimension="x" chart:name="primary-x" chart:style-name="ch4" chartooo:axis-type="text">
            <chart:categories table:cell-range-address="deteccion_grupos.A3:deteccion_grupos.A6"/>
          </chart:axis>
          <chart:axis chart:dimension="y" chart:name="primary-y" chart:style-name="ch5">
            <chart:title svg:x="0.451cm" svg:y="5.383cm" chart:style-name="ch6">
              <text:p>tiempo medio</text:p>
            </chart:title>
            <chart:grid chart:style-name="ch7" chart:class="major"/>
          </chart:axis>
          <chart:series chart:style-name="ch8" chart:values-cell-range-address="deteccion_grupos.B3:deteccion_grupos.B6" chart:label-cell-address="deteccion_grupos.B2:deteccion_grupos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deteccion_grupos.B2:deteccion_gru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deteccion_grupos.A3:deteccion_grupos.A6</svg:desc>
                </draw:g>
              </table:table-cell>
              <table:table-cell office:value-type="float" office:value="7.63">
                <text:p>7.63</text:p>
                <draw:g>
                  <svg:desc>deteccion_grupos.B3:deteccion_grupos.B6</svg:desc>
                </draw:g>
              </table:table-cell>
            </table:table-row>
            <table:table-row>
              <table:table-cell office:value-type="string">
                <text:p>distinto usuario y distinto terminal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mismo usuario y distinto terminal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distinto usuario mismo terminal</text:p>
              </table:table-cell>
              <table:table-cell office:value-type="float" office:value="15.9">
                <text:p>15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column-mapping="0" chart:style-name="ch1">
        <chart:title svg:x="4.448cm" svg:y="0.288cm" chart:style-name="ch2">
          <text:p>impacto prioridad</text:p>
        </chart:title>
        <chart:legend chart:legend-position="bottom" svg:x="2.675cm" svg:y="7.1cm" style:legend-expansion="wide" chart:style-name="ch3"/>
        <chart:plot-area chart:style-name="ch4" table:cell-range-address="impacto_prioridad.A2:impacto_prioridad.C5" chart:data-source-has-labels="both" svg:x="0.254cm" svg:y="1.239cm" svg:width="12.192cm" svg:height="5.525cm">
          <chart:coordinate-region svg:x="0.673cm" svg:y="1.399cm" svg:width="11.773cm" svg:height="4.797cm"/>
          <chart:axis chart:dimension="x" chart:name="primary-x" chart:style-name="ch5" chartooo:axis-type="text">
            <chart:categories table:cell-range-address="impacto_prioridad.A3:impacto_priorid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pacto_prioridad.B3:impacto_prioridad.B5" chart:label-cell-address="impacto_prioridad.B2:impacto_prioridad.B2" chart:class="chart:bar">
            <chart:data-point chart:repeated="3"/>
          </chart:series>
          <chart:series chart:style-name="ch9" chart:values-cell-range-address="impacto_prioridad.C3:impacto_prioridad.C5" chart:label-cell-address="impacto_prioridad.C2:impacto_prioridad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 FIB</text:p>
                <draw:g>
                  <svg:desc>impacto_prioridad.B2:impacto_prioridad.B2</svg:desc>
                </draw:g>
              </table:table-cell>
              <table:table-cell office:value-type="string">
                <text:p>tiempo medio BAJA_PRIO_FIB</text:p>
                <draw:g>
                  <svg:desc>impacto_prioridad.C2:impacto_priorid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prioridad.A3:impacto_prioridad.A5</svg:desc>
                </draw:g>
              </table:table-cell>
              <table:table-cell office:value-type="float" office:value="NaN">
                <text:p>NaN</text:p>
                <draw:g>
                  <svg:desc>impacto_prioridad.B3:impacto_prioridad.B5</svg:desc>
                </draw:g>
              </table:table-cell>
              <table:table-cell office:value-type="float" office:value="NaN">
                <text:p>NaN</text:p>
                <draw:g>
                  <svg:desc>impacto_prioridad.C3:impacto_prioridad.C5</svg:desc>
                </draw:g>
              </table:table-cell>
            </table:table-row>
            <table:table-row>
              <table:table-cell office:value-type="string">
                <text:p>1 y 1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 y NTHREADS+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1$Linux_X86_64 LibreOffice_project/2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